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gradient" draw:fill-color="#eeeeee" draw:fill-gradient-name="Gradient_20_25" draw:textarea-horizontal-align="justify" draw:textarea-vertical-align="middle" draw:auto-grow-height="false" fo:min-height="1.655cm" fo:min-width="5.215cm"/>
    </style:style>
    <style:style style:name="gr2" style:family="graphic" style:parent-style-name="standard">
      <style:graphic-properties draw:stroke="none" svg:stroke-color="#000000" draw:fill="none" draw:fill-color="#ffffff" fo:min-height="0.639cm"/>
      <style:paragraph-properties style:writing-mode="lr-tb"/>
    </style:style>
    <style:style style:name="gr3" style:family="graphic" style:parent-style-name="standard">
      <style:graphic-properties svg:stroke-color="#000000" draw:fill="gradient" draw:fill-gradient-name="Gradient_20_20" draw:textarea-horizontal-align="justify" draw:textarea-vertical-align="middle" draw:auto-grow-height="false" fo:min-height="2.163cm" fo:min-width="2.294cm"/>
    </style:style>
    <style:style style:name="gr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55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svg:stroke-color="#000000" draw:fill="gradient" draw:fill-color="#eeeeee" draw:fill-gradient-name="Gradient_20_24" draw:textarea-horizontal-align="justify" draw:textarea-vertical-align="middle" draw:auto-grow-height="false" fo:min-height="3.474cm" fo:min-width="0.303cm"/>
    </style:style>
    <style:style style:name="gr8" style:family="graphic" style:parent-style-name="standard">
      <style:graphic-properties svg:stroke-color="#000000" draw:fill="gradient" draw:fill-gradient-name="Gradient_20_27" draw:textarea-horizontal-align="justify" draw:textarea-vertical-align="middle" draw:auto-grow-height="false" fo:min-height="1.668cm" fo:min-width="1.896cm"/>
    </style:style>
    <style:style style:name="gr9" style:family="graphic" style:parent-style-name="objectwithoutfill">
      <style:graphic-properties svg:stroke-width="0.053cm" svg:stroke-color="#000000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solid" svg:stroke-width="0.212cm" svg:stroke-color="#b2b2b2" draw:marker-start="Arrow" draw:marker-start-width="0.517cm" draw:marker-end="Arrow" draw:marker-end-width="0.517cm" draw:fill="solid" draw:textarea-vertical-align="middle" fo:padding-top="0.23cm" fo:padding-bottom="0.23cm" fo:padding-left="0.355cm" fo:padding-right="0.355cm"/>
    </style:style>
    <style:style style:name="P1" style:family="paragraph">
      <loext:graphic-properties draw:fill="gradient" draw:fill-color="#eeeeee" draw:fill-gradient-name="Gradient_20_25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gradient" draw:fill-gradient-name="Gradient_20_20"/>
      <style:paragraph-properties fo:text-align="center"/>
    </style:style>
    <style:style style:name="P5" style:family="paragraph">
      <loext:graphic-properties draw:fill="gradient" draw:fill-color="#eeeeee" draw:fill-gradient-name="Gradient_20_24"/>
      <style:paragraph-properties fo:text-align="center"/>
    </style:style>
    <style:style style:name="P6" style:family="paragraph">
      <loext:graphic-properties draw:fill="gradient" draw:fill-gradient-name="Gradient_20_27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15cm" svg:height="1.905cm" svg:x="7.475cm" svg:y="2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921cm" svg:height="0.962cm" svg:x="9.372cm" svg:y="2.648cm">
          <draw:text-box>
            <text:p text:style-name="P2"><text:span text:style-name="T1">CNN</text:span></text:p>
          </draw:text-box>
        </draw:frame>
        <draw:custom-shape draw:style-name="gr3" draw:text-style-name="P4" draw:layer="layout" svg:width="2.794cm" svg:height="2.413cm" svg:x="3.813cm" svg:y="1.95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13cm" svg:height="0.962cm" svg:x="4.067cm" svg:y="2.567cm">
          <draw:text-box>
            <text:p text:style-name="P2"><text:span text:style-name="T1">image</text:span></text:p>
          </draw:text-box>
        </draw:frame>
        <draw:frame draw:style-name="gr5" draw:text-style-name="P3" draw:layer="layout" svg:width="2.759cm" svg:height="0.962cm" svg:x="1.235cm" svg:y="2.575cm">
          <draw:text-box>
            <text:p text:style-name="P2"><text:span text:style-name="T1">anchor</text:span></text:p>
          </draw:text-box>
        </draw:frame>
        <draw:frame draw:style-name="gr6" draw:text-style-name="P3" draw:layer="layout" svg:width="2.902cm" svg:height="0.962cm" svg:x="0.859cm" svg:y="6.612cm">
          <draw:text-box>
            <text:p text:style-name="P2"><text:span text:style-name="T1">positive</text:span></text:p>
          </draw:text-box>
        </draw:frame>
        <draw:frame draw:style-name="gr6" draw:text-style-name="P3" draw:layer="layout" svg:width="3.076cm" svg:height="0.962cm" svg:x="0.805cm" svg:y="10.598cm">
          <draw:text-box>
            <text:p text:style-name="P2"><text:span text:style-name="T1">negative</text:span></text:p>
          </draw:text-box>
        </draw:frame>
        <draw:custom-shape draw:style-name="gr7" draw:text-style-name="P5" draw:layer="layout" svg:width="0.889cm" svg:height="3.81cm" svg:x="14.051cm" svg:y="1.3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3.893cm" svg:height="0.962cm" draw:transform="rotate (1.5707963267949) translate (13.947cm 5.225cm)">
          <draw:text-box>
            <text:p><text:span text:style-name="T1">embedding</text:span></text:p>
          </draw:text-box>
        </draw:frame>
        <draw:custom-shape draw:style-name="gr8" draw:text-style-name="P6" draw:layer="layout" svg:width="3.81cm" svg:height="3.048cm" svg:x="16.065cm" svg:y="5.68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6" draw:text-style-name="P3" draw:layer="layout" svg:width="3.715cm" svg:height="0.962cm" svg:x="16.038cm" svg:y="6.694cm">
          <draw:text-box>
            <text:p><text:span text:style-name="T1">triplet loss</text:span></text:p>
          </draw:text-box>
        </draw:frame>
        <draw:line draw:style-name="gr9" draw:text-style-name="P7" draw:layer="layout" svg:x1="6.558cm" svg:y1="3.202cm" svg:x2="7.474cm" svg:y2="3.202cm">
          <text:p/>
        </draw:line>
        <draw:line draw:style-name="gr9" draw:text-style-name="P7" draw:layer="layout" svg:x1="13.145cm" svg:y1="3.202cm" svg:x2="14.061cm" svg:y2="3.202cm">
          <text:p/>
        </draw:line>
        <draw:custom-shape draw:style-name="gr1" draw:text-style-name="P1" draw:layer="layout" svg:width="5.715cm" svg:height="1.905cm" svg:x="7.476cm" svg:y="6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921cm" svg:height="0.962cm" svg:x="9.373cm" svg:y="6.648cm">
          <draw:text-box>
            <text:p text:style-name="P2"><text:span text:style-name="T1">CNN</text:span></text:p>
          </draw:text-box>
        </draw:frame>
        <draw:custom-shape draw:style-name="gr3" draw:text-style-name="P4" draw:layer="layout" svg:width="2.794cm" svg:height="2.413cm" svg:x="3.814cm" svg:y="5.95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13cm" svg:height="0.962cm" svg:x="4.068cm" svg:y="6.567cm">
          <draw:text-box>
            <text:p text:style-name="P2"><text:span text:style-name="T1">image</text:span></text:p>
          </draw:text-box>
        </draw:frame>
        <draw:custom-shape draw:style-name="gr7" draw:text-style-name="P5" draw:layer="layout" svg:width="0.889cm" svg:height="3.81cm" svg:x="14.052cm" svg:y="5.3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3.893cm" svg:height="0.962cm" draw:transform="rotate (1.5707963267949) translate (13.948cm 9.225cm)">
          <draw:text-box>
            <text:p><text:span text:style-name="T1">embedding</text:span></text:p>
          </draw:text-box>
        </draw:frame>
        <draw:line draw:style-name="gr9" draw:text-style-name="P7" draw:layer="layout" svg:x1="6.559cm" svg:y1="7.202cm" svg:x2="7.475cm" svg:y2="7.202cm">
          <text:p/>
        </draw:line>
        <draw:line draw:style-name="gr9" draw:text-style-name="P7" draw:layer="layout" svg:x1="13.146cm" svg:y1="7.202cm" svg:x2="14.062cm" svg:y2="7.202cm">
          <text:p/>
        </draw:line>
        <draw:custom-shape draw:style-name="gr1" draw:text-style-name="P1" draw:layer="layout" svg:width="5.715cm" svg:height="1.905cm" svg:x="7.476cm" svg:y="10.24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921cm" svg:height="0.962cm" svg:x="9.373cm" svg:y="10.648cm">
          <draw:text-box>
            <text:p text:style-name="P2"><text:span text:style-name="T1">CNN</text:span></text:p>
          </draw:text-box>
        </draw:frame>
        <draw:custom-shape draw:style-name="gr3" draw:text-style-name="P4" draw:layer="layout" svg:width="2.794cm" svg:height="2.413cm" svg:x="3.814cm" svg:y="9.95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13cm" svg:height="0.962cm" svg:x="4.068cm" svg:y="10.567cm">
          <draw:text-box>
            <text:p text:style-name="P2"><text:span text:style-name="T1">image</text:span></text:p>
          </draw:text-box>
        </draw:frame>
        <draw:custom-shape draw:style-name="gr7" draw:text-style-name="P5" draw:layer="layout" svg:width="0.889cm" svg:height="3.81cm" svg:x="14.052cm" svg:y="9.3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3" draw:layer="layout" svg:width="3.893cm" svg:height="0.962cm" draw:transform="rotate (1.5707963267949) translate (13.948cm 13.225cm)">
          <draw:text-box>
            <text:p><text:span text:style-name="T1">embedding</text:span></text:p>
          </draw:text-box>
        </draw:frame>
        <draw:line draw:style-name="gr9" draw:text-style-name="P7" draw:layer="layout" svg:x1="6.559cm" svg:y1="11.202cm" svg:x2="7.475cm" svg:y2="11.202cm">
          <text:p/>
        </draw:line>
        <draw:line draw:style-name="gr9" draw:text-style-name="P7" draw:layer="layout" svg:x1="13.146cm" svg:y1="11.202cm" svg:x2="14.062cm" svg:y2="11.202cm">
          <text:p/>
        </draw:line>
        <draw:line draw:style-name="gr9" draw:text-style-name="P7" draw:layer="layout" svg:x1="14.932cm" svg:y1="3.202cm" svg:x2="18.018cm" svg:y2="5.699cm">
          <text:p/>
        </draw:line>
        <draw:line draw:style-name="gr9" draw:text-style-name="P7" draw:layer="layout" svg:x1="14.919cm" svg:y1="11.189cm" svg:x2="18.018cm" svg:y2="8.747cm">
          <text:p/>
        </draw:line>
        <draw:line draw:style-name="gr9" draw:text-style-name="P7" draw:layer="layout" svg:x1="14.933cm" svg:y1="7.202cm" svg:x2="16.113cm" svg:y2="7.223cm">
          <text:p/>
        </draw:line>
        <draw:frame draw:style-name="gr6" draw:text-style-name="P3" draw:layer="layout" svg:width="5.125cm" svg:height="0.962cm" svg:x="4.728cm" svg:y="4.637cm">
          <draw:text-box>
            <text:p text:style-name="P2"><text:span text:style-name="T1">shared weights</text:span></text:p>
          </draw:text-box>
        </draw:frame>
        <draw:line draw:style-name="gr10" draw:text-style-name="P7" draw:layer="layout" svg:x1="10.398cm" svg:y1="6.245cm" svg:x2="10.398cm" svg:y2="4.112cm">
          <text:p/>
        </draw:line>
        <draw:line draw:style-name="gr10" draw:text-style-name="P7" draw:layer="layout" svg:x1="10.398cm" svg:y1="10.245cm" svg:x2="10.398cm" svg:y2="8.112cm">
          <text:p/>
        </draw:line>
        <draw:frame draw:style-name="gr6" draw:text-style-name="P3" draw:layer="layout" svg:width="5.125cm" svg:height="0.962cm" svg:x="4.729cm" svg:y="8.637cm">
          <draw:text-box>
            <text:p text:style-name="P2"><text:span text:style-name="T1">shared weight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0" draw:display-name="Gradient 20" draw:style="radial" draw:cx="50%" draw:cy="50%" draw:start-color="#f6f9d4" draw:end-color="#5eb91e" draw:start-intensity="100%" draw:end-intensity="100%" draw:border="0%"/>
    <draw:gradient draw:name="Gradient_20_24" draw:display-name="Gradient 24" draw:style="radial" draw:cx="50%" draw:cy="50%" draw:start-color="#ffffd7" draw:end-color="#ffff6d" draw:start-intensity="100%" draw:end-intensity="100%" draw:border="0%"/>
    <draw:gradient draw:name="Gradient_20_25" draw:display-name="Gradient 25" draw:style="radial" draw:cx="50%" draw:cy="50%" draw:start-color="#eeeeee" draw:end-color="#b2b2b2" draw:start-intensity="100%" draw:end-intensity="100%" draw:border="0%"/>
    <draw:gradient draw:name="Gradient_20_27" draw:display-name="Gradient 27" draw:style="radial" draw:cx="50%" draw:cy="50%" draw:start-color="#ffd8ce" draw:end-color="#ff6d6d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22T15:37:23.813000000</meta:creation-date>
    <meta:generator>LibreOffice/6.4.0.3$Windows_X86_64 LibreOffice_project/b0a288ab3d2d4774cb44b62f04d5d28733ac6df8</meta:generator>
    <dc:date>2020-06-22T15:55:19.282000000</dc:date>
    <meta:editing-duration>PT6M29S</meta:editing-duration>
    <meta:editing-cycles>2</meta:editing-cycles>
    <meta:document-statistic meta:object-count="36"/>
  </office:meta>
</office:document-meta>
</file>